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99cc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23ff2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99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000000" draw:fill="solid" draw:fill-color="#94479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e6ff00" draw:textarea-horizontal-align="center" draw:textarea-vertical-align="middle"/>
    </style:style>
    <style:style style:name="gr26" style:family="graphic" style:parent-style-name="standard">
      <style:graphic-properties svg:stroke-color="#000000" draw:fill="none"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marker-end="Arrow" draw:marker-end-width="0.3cm" draw:fill="solid" draw:fill-color="#e6ff00" draw:textarea-horizontal-align="center" draw:textarea-vertical-align="middle"/>
    </style:style>
    <style:style style:name="gr2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3" draw:text-style-name="P1" draw:layer="layout" svg:x1="11.2cm" svg:y1="27cm" svg:x2="11.2cm" svg:y2="28cm">
          <text:p/>
        </draw:line>
        <draw:line draw:style-name="gr14" draw:text-style-name="P1" draw:layer="layout" svg:x1="11.9cm" svg:y1="27cm" svg:x2="11.9cm" svg:y2="28cm">
          <text:p/>
        </draw:line>
        <draw:line draw:style-name="gr15" draw:text-style-name="P1" draw:layer="layout" svg:x1="12.5cm" svg:y1="27cm" svg:x2="12.5cm" svg:y2="28cm">
          <text:p/>
        </draw:line>
        <draw:line draw:style-name="gr16" draw:text-style-name="P1" draw:layer="layout" svg:x1="13.1cm" svg:y1="27cm" svg:x2="13.1cm" svg:y2="28cm">
          <text:p/>
        </draw:line>
        <draw:custom-shape draw:style-name="gr17" draw:text-style-name="P1" draw:layer="layout" svg:width="0.5cm" svg:height="0.5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1cm" svg:x="10.4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" draw:layer="layout" svg:width="1cm" svg:height="1cm" svg:x="3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cm" svg:height="1cm" svg:x="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6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22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23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23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23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23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22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23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23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23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23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23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23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23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23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23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23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23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23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23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23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23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23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  <draw:frame draw:style-name="gr3" draw:layer="layout" svg:width="7.432cm" svg:height="0.963cm" svg:x="2.501cm" svg:y="2.201cm">
          <draw:text-box>
            <text:p>ys = addTimeInterval(xs)</text:p>
          </draw:text-box>
        </draw:frame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23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23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23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23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23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23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23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23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23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23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24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23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23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23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23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23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23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23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  <draw:page draw:name="page5" draw:style-name="dp1" draw:master-page-name="Alapértelmezett">
        <draw:connector draw:style-name="gr25" draw:text-style-name="P1" draw:layer="layout" draw:type="line" svg:x1="10.203cm" svg:y1="9.9cm" svg:x2="10.203cm" svg:y2="14.55cm" draw:start-shape="id179" draw:start-glue-point="8" draw:end-shape="id180" draw:end-glue-point="4" svg:d="m10203 9900v4650">
          <text:p/>
        </draw:connector>
        <draw:connector draw:style-name="gr25" draw:text-style-name="P1" draw:layer="layout" draw:type="line" svg:x1="7.302cm" svg:y1="9.9cm" svg:x2="7.302cm" svg:y2="14.55cm" draw:start-shape="id181" draw:start-glue-point="8" draw:end-shape="id182" draw:end-glue-point="4" svg:d="m7302 9900v4650">
          <text:p/>
        </draw:connector>
        <draw:line draw:style-name="gr1" draw:text-style-name="P1" draw:layer="layout" svg:x1="15.5cm" svg:y1="4cm" svg:x2="17cm" svg:y2="4cm">
          <text:p/>
        </draw:line>
        <draw:line draw:style-name="gr1" draw:text-style-name="P1" draw:layer="layout" svg:x1="15.5cm" svg:y1="7.2cm" svg:x2="17cm" svg:y2="7.2cm">
          <text:p/>
        </draw:line>
        <draw:line draw:style-name="gr1" draw:text-style-name="P1" draw:layer="layout" svg:x1="4.8cm" svg:y1="7.2cm" svg:x2="12.868cm" svg:y2="7.2cm">
          <text:p/>
        </draw:line>
        <draw:line draw:style-name="gr1" draw:text-style-name="P1" draw:layer="layout" svg:x1="4.8cm" svg:y1="4cm" svg:x2="12.201cm" svg:y2="4cm">
          <text:p/>
        </draw:line>
        <draw:frame draw:style-name="gr3" draw:layer="layout" svg:width="6.001cm" svg:height="0.963cm" svg:x="1.868cm" svg:y="2cm">
          <draw:text-box>
            <text:p>ys = buffer(xs, size)</text:p>
          </draw:text-box>
        </draw:frame>
        <draw:frame draw:style-name="gr2" draw:layer="layout" svg:width="1.133cm" svg:height="0.963cm" svg:x="2.3cm" svg:y="3.5cm">
          <draw:text-box>
            <text:p>xs</text:p>
          </draw:text-box>
        </draw:frame>
        <draw:frame draw:style-name="gr3" draw:layer="layout" svg:width="1.129cm" svg:height="0.963cm" svg:x="2.3cm" svg:y="6.719cm">
          <draw:text-box>
            <text:p>ys</text:p>
          </draw:text-box>
        </draw:frame>
        <draw:custom-shape draw:style-name="gr4" draw:text-style-name="P1" xml:id="id196" draw:id="id196" draw:layer="layout" svg:width="0.5cm" svg:height="0.5cm" svg:x="5.7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7" draw:id="id187" draw:layer="layout" svg:width="0.5cm" svg:height="0.5cm" svg:x="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3" draw:id="id183" draw:layer="layout" svg:width="0.5cm" svg:height="1cm" svg:x="16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84" draw:id="id184" draw:layer="layout" svg:width="0.5cm" svg:height="1cm" svg:x="16cm" svg:y="6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25cm" svg:y1="4.5cm" svg:x2="16.25cm" svg:y2="6.7cm" draw:start-shape="id183" draw:start-glue-point="2" draw:end-shape="id184" draw:end-glue-point="0" svg:d="m16250 4500v2200">
          <text:p/>
        </draw:connector>
        <draw:line draw:style-name="gr7" draw:text-style-name="P1" xml:id="id193" draw:id="id193" draw:layer="layout" svg:x1="12.132cm" svg:y1="3.5cm" svg:x2="12.132cm" svg:y2="4.5cm">
          <text:p/>
        </draw:line>
        <draw:line draw:style-name="gr7" draw:text-style-name="P1" draw:layer="layout" svg:x1="12.8cm" svg:y1="6.7cm" svg:x2="12.8cm" svg:y2="7.7cm">
          <text:p/>
        </draw:line>
        <draw:line draw:style-name="gr1" draw:text-style-name="P1" draw:layer="layout" svg:x1="13.7cm" svg:y1="4cm" svg:x2="14.718cm" svg:y2="4cm">
          <text:p/>
        </draw:line>
        <draw:line draw:style-name="gr1" draw:text-style-name="P1" draw:layer="layout" svg:x1="13.7cm" svg:y1="7.2cm" svg:x2="14.718cm" svg:y2="7.2cm">
          <text:p/>
        </draw:line>
        <draw:line draw:style-name="gr7" draw:text-style-name="P1" xml:id="id185" draw:id="id185" draw:layer="layout" svg:x1="14.718cm" svg:y1="3.5cm" svg:x2="14.718cm" svg:y2="4.5cm">
          <text:p/>
        </draw:line>
        <draw:line draw:style-name="gr7" draw:text-style-name="P1" xml:id="id186" draw:id="id186" draw:layer="layout" svg:x1="14.718cm" svg:y1="6.7cm" svg:x2="14.718cm" svg:y2="7.7cm">
          <text:p/>
        </draw:line>
        <draw:connector draw:style-name="gr23" draw:text-style-name="P1" draw:layer="layout" draw:type="line" svg:x1="14.718cm" svg:y1="4.5cm" svg:x2="14.718cm" svg:y2="6.7cm" draw:start-shape="id185" draw:start-glue-point="2" draw:end-shape="id186" draw:end-glue-point="0" svg:d="m14718 4500v2200">
          <text:p/>
        </draw:connector>
        <draw:frame draw:style-name="gr2" draw:layer="layout" svg:width="2.111cm" svg:height="0.963cm" svg:x="2.301cm" svg:y="5.201cm">
          <draw:text-box>
            <text:p>buffer</text:p>
          </draw:text-box>
        </draw:frame>
        <draw:custom-shape draw:style-name="gr4" draw:text-style-name="P1" xml:id="id200" draw:id="id200" draw:layer="layout" svg:width="0.5cm" svg:height="0.5cm" svg:x="7.1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8" draw:id="id198" draw:layer="layout" svg:width="0.5cm" svg:height="0.5cm" svg:x="6.401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3" draw:id="id203" draw:layer="layout" svg:width="0.5cm" svg:height="0.5cm" svg:x="8.5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1" draw:id="id201" draw:layer="layout" svg:width="0.5cm" svg:height="0.5cm" svg:x="7.802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7" draw:id="id207" draw:layer="layout" svg:width="0.5cm" svg:height="0.5cm" svg:x="9.906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5" draw:id="id205" draw:layer="layout" svg:width="0.5cm" svg:height="0.5cm" svg:x="9.2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0" draw:id="id210" draw:layer="layout" svg:width="0.5cm" svg:height="0.5cm" svg:x="11.307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8" draw:id="id208" draw:layer="layout" svg:width="0.5cm" svg:height="0.5cm" svg:x="10.604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21cm" svg:height="0.5cm" svg:x="7.763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721cm" svg:height="0.5cm" svg:x="4.964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94" draw:id="id194" draw:layer="layout" svg:width="1.617cm" svg:height="0.5cm" svg:x="10.564cm" svg:y="5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7" draw:id="id197" draw:layer="layout" svg:width="0.5cm" svg:height="0.5cm" svg:x="5.7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8" draw:id="id188" draw:layer="layout" svg:width="0.5cm" svg:height="0.5cm" svg:x="5.001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9" draw:id="id189" draw:layer="layout" svg:width="0.5cm" svg:height="0.5cm" svg:x="7.1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9" draw:id="id199" draw:layer="layout" svg:width="0.5cm" svg:height="0.5cm" svg:x="6.402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4" draw:id="id204" draw:layer="layout" svg:width="0.5cm" svg:height="0.5cm" svg:x="8.5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2" draw:id="id202" draw:layer="layout" svg:width="0.5cm" svg:height="0.5cm" svg:x="7.803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1" draw:id="id191" draw:layer="layout" svg:width="0.5cm" svg:height="0.5cm" svg:x="9.9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6" draw:id="id206" draw:layer="layout" svg:width="0.5cm" svg:height="0.5cm" svg:x="9.2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1" draw:id="id211" draw:layer="layout" svg:width="0.5cm" svg:height="0.5cm" svg:x="11.308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9" draw:id="id209" draw:layer="layout" svg:width="0.5cm" svg:height="0.5cm" svg:x="10.6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90" draw:id="id190" draw:layer="layout" svg:width="0.5cm" svg:height="0.5cm" svg:x="7.105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2" draw:id="id192" draw:layer="layout" svg:width="0.5cm" svg:height="0.5cm" svg:x="9.906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5" draw:id="id195" draw:layer="layout" svg:width="0.5cm" svg:height="0.5cm" svg:x="11.882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4.25cm" svg:x2="5.251cm" svg:y2="5.432cm" draw:start-shape="id187" draw:start-glue-point="6" draw:end-shape="id188" draw:end-glue-point="4" svg:d="m5250 4250 1 1182">
          <text:p/>
        </draw:connector>
        <draw:connector draw:style-name="gr27" draw:text-style-name="P1" draw:layer="layout" draw:type="line" svg:x1="7.355cm" svg:y1="5.932cm" svg:x2="7.355cm" svg:y2="6.95cm" draw:start-shape="id189" draw:start-glue-point="6" draw:end-shape="id190" draw:end-glue-point="4" svg:d="m7355 5932v1018">
          <text:p/>
        </draw:connector>
        <draw:connector draw:style-name="gr27" draw:text-style-name="P1" draw:layer="layout" draw:type="line" svg:x1="10.156cm" svg:y1="5.932cm" svg:x2="10.156cm" svg:y2="6.95cm" draw:start-shape="id191" draw:start-glue-point="6" draw:end-shape="id192" draw:end-glue-point="4" svg:d="m10156 5932v1018">
          <text:p/>
        </draw:connector>
        <draw:connector draw:style-name="gr27" draw:text-style-name="P1" draw:layer="layout" draw:type="curve" svg:x1="12.132cm" svg:y1="4.5cm" svg:x2="12.181cm" svg:y2="5.682cm" draw:start-shape="id193" draw:start-glue-point="2" draw:end-shape="id194" draw:end-glue-point="1" svg:d="m12132 4500c900 0 875 1182 49 1182">
          <text:p/>
        </draw:connector>
        <draw:connector draw:style-name="gr27" draw:text-style-name="P1" draw:layer="layout" draw:type="curve" svg:x1="12.181cm" svg:y1="5.682cm" svg:x2="12.132cm" svg:y2="6.95cm" draw:start-shape="id194" draw:start-glue-point="1" draw:end-shape="id195" draw:end-glue-point="4" svg:d="m12181 5682c750 0 625 380 426 506s-475-1-475 762">
          <text:p/>
        </draw:connector>
        <draw:connector draw:style-name="gr27" draw:text-style-name="P1" draw:layer="layout" draw:type="lines" svg:x1="5.953cm" svg:y1="4.25cm" svg:x2="5.954cm" svg:y2="5.432cm" draw:start-shape="id196" draw:start-glue-point="6" draw:end-shape="id197" draw:end-glue-point="4" svg:d="m5953 4250v502l1 179v501">
          <text:p/>
        </draw:connector>
        <draw:connector draw:style-name="gr27" draw:text-style-name="P1" draw:layer="layout" draw:type="line" svg:x1="6.651cm" svg:y1="4.25cm" svg:x2="6.652cm" svg:y2="5.432cm" draw:start-shape="id198" draw:start-glue-point="6" draw:end-shape="id199" draw:end-glue-point="4" svg:d="m6651 4250 1 1182">
          <text:p/>
        </draw:connector>
        <draw:connector draw:style-name="gr27" draw:text-style-name="P1" draw:layer="layout" draw:type="line" svg:x1="7.355cm" svg:y1="4.25cm" svg:x2="7.355cm" svg:y2="5.432cm" draw:start-shape="id200" draw:start-glue-point="6" draw:end-shape="id189" draw:end-glue-point="4" svg:d="m7355 4250v1182">
          <text:p/>
        </draw:connector>
        <draw:connector draw:style-name="gr27" draw:text-style-name="P1" draw:layer="layout" draw:type="line" svg:x1="8.052cm" svg:y1="4.25cm" svg:x2="8.053cm" svg:y2="5.432cm" draw:start-shape="id201" draw:start-glue-point="6" draw:end-shape="id202" draw:end-glue-point="4" svg:d="m8052 4250 1 1182">
          <text:p/>
        </draw:connector>
        <draw:connector draw:style-name="gr27" draw:text-style-name="P1" draw:layer="layout" draw:type="line" svg:x1="8.755cm" svg:y1="4.25cm" svg:x2="8.756cm" svg:y2="5.432cm" draw:start-shape="id203" draw:start-glue-point="6" draw:end-shape="id204" draw:end-glue-point="4" svg:d="m8755 4250 1 1182">
          <text:p/>
        </draw:connector>
        <draw:connector draw:style-name="gr27" draw:text-style-name="P1" draw:layer="layout" draw:type="line" svg:x1="9.453cm" svg:y1="4.25cm" svg:x2="9.454cm" svg:y2="5.432cm" draw:start-shape="id205" draw:start-glue-point="6" draw:end-shape="id206" draw:end-glue-point="4" svg:d="m9453 4250 1 1182">
          <text:p/>
        </draw:connector>
        <draw:connector draw:style-name="gr27" draw:text-style-name="P1" draw:layer="layout" draw:type="line" svg:x1="10.156cm" svg:y1="4.25cm" svg:x2="10.156cm" svg:y2="5.432cm" draw:start-shape="id207" draw:start-glue-point="6" draw:end-shape="id191" draw:end-glue-point="4" svg:d="m10156 4250v1182">
          <text:p/>
        </draw:connector>
        <draw:connector draw:style-name="gr27" draw:text-style-name="P1" draw:layer="layout" draw:type="line" svg:x1="10.854cm" svg:y1="4.25cm" svg:x2="10.855cm" svg:y2="5.432cm" draw:start-shape="id208" draw:start-glue-point="6" draw:end-shape="id209" draw:end-glue-point="4" svg:d="m10854 4250 1 1182">
          <text:p/>
        </draw:connector>
        <draw:connector draw:style-name="gr27" draw:text-style-name="P1" draw:layer="layout" draw:type="line" svg:x1="11.557cm" svg:y1="4.25cm" svg:x2="11.558cm" svg:y2="5.432cm" draw:start-shape="id210" draw:start-glue-point="6" draw:end-shape="id211" draw:end-glue-point="4" svg:d="m11557 4250 1 1182">
          <text:p/>
        </draw:connector>
        <draw:line draw:style-name="gr1" draw:text-style-name="P1" draw:layer="layout" svg:x1="13.5cm" svg:y1="10.4cm" svg:x2="15cm" svg:y2="10.4cm">
          <text:p/>
        </draw:line>
        <draw:line draw:style-name="gr1" draw:text-style-name="P1" draw:layer="layout" svg:x1="13.5cm" svg:y1="14.8cm" svg:x2="15cm" svg:y2="14.8cm">
          <text:p/>
        </draw:line>
        <draw:line draw:style-name="gr1" draw:text-style-name="P1" draw:layer="layout" svg:x1="4.8cm" svg:y1="14.8cm" svg:x2="12.868cm" svg:y2="14.8cm">
          <text:p/>
        </draw:line>
        <draw:line draw:style-name="gr1" draw:text-style-name="P1" draw:layer="layout" svg:x1="4.8cm" svg:y1="10.4cm" svg:x2="12.201cm" svg:y2="10.4cm">
          <text:p/>
        </draw:line>
        <draw:frame draw:style-name="gr3" draw:layer="layout" svg:width="7.449cm" svg:height="0.963cm" svg:x="1.868cm" svg:y="8.4cm">
          <draw:text-box>
            <text:p>ys = buffer(xs, time, unit)</text:p>
          </draw:text-box>
        </draw:frame>
        <draw:frame draw:style-name="gr2" draw:layer="layout" svg:width="1.133cm" svg:height="0.963cm" svg:x="2.3cm" svg:y="9.9cm">
          <draw:text-box>
            <text:p>xs</text:p>
          </draw:text-box>
        </draw:frame>
        <draw:frame draw:style-name="gr3" draw:layer="layout" svg:width="1.129cm" svg:height="0.963cm" svg:x="2.3cm" svg:y="14.319cm">
          <draw:text-box>
            <text:p>ys</text:p>
          </draw:text-box>
        </draw:frame>
        <draw:custom-shape draw:style-name="gr4" draw:text-style-name="P1" xml:id="id214" draw:id="id214" draw:layer="layout" svg:width="0.5cm" svg:height="0.5cm" svg:x="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2" draw:id="id212" draw:layer="layout" svg:width="0.5cm" svg:height="1cm" svg:x="14cm" svg:y="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13" draw:id="id213" draw:layer="layout" svg:width="0.5cm" svg:height="1cm" svg:x="14cm" svg:y="14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0.9cm" svg:x2="14.25cm" svg:y2="14.3cm" draw:start-shape="id212" draw:start-glue-point="2" draw:end-shape="id213" draw:end-glue-point="0" svg:d="m14250 10900v3400">
          <text:p/>
        </draw:connector>
        <draw:line draw:style-name="gr7" draw:text-style-name="P1" xml:id="id216" draw:id="id216" draw:layer="layout" svg:x1="12.132cm" svg:y1="9.9cm" svg:x2="12.132cm" svg:y2="10.9cm">
          <text:p/>
        </draw:line>
        <draw:line draw:style-name="gr7" draw:text-style-name="P1" draw:layer="layout" svg:x1="12.8cm" svg:y1="14.3cm" svg:x2="12.8cm" svg:y2="15.3cm">
          <text:p/>
        </draw:line>
        <draw:frame draw:style-name="gr2" draw:layer="layout" svg:width="2.111cm" svg:height="0.963cm" svg:x="2.301cm" svg:y="12.801cm">
          <draw:text-box>
            <text:p>buffer</text:p>
          </draw:text-box>
        </draw:frame>
        <draw:custom-shape draw:style-name="gr4" draw:text-style-name="P1" xml:id="id219" draw:id="id219" draw:layer="layout" svg:width="0.5cm" svg:height="0.5cm" svg:x="6.401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3" draw:id="id223" draw:layer="layout" svg:width="0.5cm" svg:height="0.5cm" svg:x="8.50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1" draw:id="id221" draw:layer="layout" svg:width="0.5cm" svg:height="0.5cm" svg:x="7.802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5" draw:id="id225" draw:layer="layout" svg:width="0.5cm" svg:height="0.5cm" svg:x="9.203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29" draw:id="id229" draw:layer="layout" svg:width="2.055cm" svg:height="0.5cm" svg:x="7.763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28" draw:id="id228" draw:layer="layout" svg:width="1.536cm" svg:height="0.5cm" svg:x="4.964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17" draw:id="id217" draw:layer="layout" svg:width="0.436cm" svg:height="0.5cm" svg:x="10.564cm" svg:y="1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5" draw:id="id215" draw:layer="layout" svg:width="0.5cm" svg:height="0.5cm" svg:x="5.001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0" draw:id="id220" draw:layer="layout" svg:width="0.5cm" svg:height="0.5cm" svg:x="5.602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4" draw:id="id224" draw:layer="layout" svg:width="0.5cm" svg:height="0.5cm" svg:x="8.506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2" draw:id="id222" draw:layer="layout" svg:width="0.5cm" svg:height="0.5cm" svg:x="7.803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6" draw:id="id226" draw:layer="layout" svg:width="0.5cm" svg:height="0.5cm" svg:x="9.204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82" draw:id="id182" draw:layer="layout" svg:width="0.5cm" svg:height="0.5cm" svg:x="7.05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80" draw:id="id180" draw:layer="layout" svg:width="0.5cm" svg:height="0.5cm" svg:x="9.9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18" draw:id="id218" draw:layer="layout" svg:width="0.5cm" svg:height="0.5cm" svg:x="11.88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0.65cm" svg:x2="5.251cm" svg:y2="13.032cm" draw:start-shape="id214" draw:start-glue-point="6" draw:end-shape="id215" draw:end-glue-point="4" svg:d="m5250 10650 1 2382">
          <text:p/>
        </draw:connector>
        <draw:connector draw:style-name="gr27" draw:text-style-name="P1" draw:layer="layout" draw:type="curve" svg:x1="12.132cm" svg:y1="10.9cm" svg:x2="11cm" svg:y2="13.282cm" draw:start-shape="id216" draw:start-glue-point="2" draw:end-shape="id217" draw:end-glue-point="1" svg:d="m12132 10900c-922 0-357 2382-1132 2382">
          <text:p/>
        </draw:connector>
        <draw:connector draw:style-name="gr27" draw:text-style-name="P1" draw:layer="layout" draw:type="curve" svg:x1="11cm" svg:y1="13.282cm" svg:x2="12.132cm" svg:y2="14.55cm" draw:start-shape="id217" draw:start-glue-point="1" draw:end-shape="id218" draw:end-glue-point="4" svg:d="m11000 13282c755 0 1132 422 1132 1268">
          <text:p/>
        </draw:connector>
        <draw:connector draw:style-name="gr27" draw:text-style-name="P1" draw:layer="layout" draw:type="line" svg:x1="6.651cm" svg:y1="10.65cm" svg:x2="5.852cm" svg:y2="13.032cm" draw:start-shape="id219" draw:start-glue-point="6" draw:end-shape="id220" draw:end-glue-point="4" svg:d="m6651 10650-799 2382">
          <text:p/>
        </draw:connector>
        <draw:connector draw:style-name="gr27" draw:text-style-name="P1" draw:layer="layout" draw:type="line" svg:x1="8.052cm" svg:y1="10.65cm" svg:x2="8.053cm" svg:y2="13.032cm" draw:start-shape="id221" draw:start-glue-point="6" draw:end-shape="id222" draw:end-glue-point="4" svg:d="m8052 10650 1 2382">
          <text:p/>
        </draw:connector>
        <draw:connector draw:style-name="gr27" draw:text-style-name="P1" draw:layer="layout" draw:type="line" svg:x1="8.755cm" svg:y1="10.65cm" svg:x2="8.756cm" svg:y2="13.032cm" draw:start-shape="id223" draw:start-glue-point="6" draw:end-shape="id224" draw:end-glue-point="4" svg:d="m8755 10650 1 2382">
          <text:p/>
        </draw:connector>
        <draw:connector draw:style-name="gr27" draw:text-style-name="P1" draw:layer="layout" draw:type="line" svg:x1="9.453cm" svg:y1="10.65cm" svg:x2="9.454cm" svg:y2="13.032cm" draw:start-shape="id225" draw:start-glue-point="6" draw:end-shape="id226" draw:end-glue-point="4" svg:d="m9453 10650 1 2382">
          <text:p/>
        </draw:connector>
        <draw:frame draw:style-name="gr2" draw:layer="layout" svg:width="1.912cm" svg:height="0.963cm" svg:x="2.301cm" svg:y="11.201cm">
          <draw:text-box>
            <text:p>timer</text:p>
          </draw:text-box>
        </draw:frame>
        <draw:line draw:style-name="gr1" draw:text-style-name="P1" draw:layer="layout" svg:x1="4.801cm" svg:y1="11.8cm" svg:x2="12.202cm" svg:y2="11.8cm">
          <text:p/>
        </draw:line>
        <draw:custom-shape draw:style-name="gr11" draw:text-style-name="P1" xml:id="id227" draw:id="id227" draw:layer="layout" svg:width="0.5cm" svg:height="0.5cm" svg:x="7.05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0" draw:id="id230" draw:layer="layout" svg:width="0.5cm" svg:height="0.5cm" svg:x="9.95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2cm" svg:x2="6.5cm" svg:y2="13.282cm" draw:start-shape="id227" draw:start-glue-point="8" draw:end-shape="id228" draw:end-glue-point="1" svg:d="m7302 12000c0 855-267 1282-802 1282">
          <text:p/>
        </draw:connector>
        <draw:connector draw:style-name="gr27" draw:text-style-name="P1" draw:layer="layout" draw:type="curve" svg:x1="6.5cm" svg:y1="13.282cm" svg:x2="7.302cm" svg:y2="14.55cm" draw:start-shape="id228" draw:start-glue-point="1" draw:end-shape="id182" draw:end-glue-point="4" svg:d="m6500 13282c535 0 802 422 802 1268">
          <text:p/>
        </draw:connector>
        <draw:connector draw:style-name="gr27" draw:text-style-name="P1" draw:layer="layout" draw:type="curve" svg:x1="9.818cm" svg:y1="13.282cm" svg:x2="10.203cm" svg:y2="14.55cm" draw:start-shape="id229" draw:start-glue-point="1" draw:end-shape="id180" draw:end-glue-point="4" svg:d="m9818 13282c750 0 625 380 533 506s-148-1-148 762">
          <text:p/>
        </draw:connector>
        <draw:connector draw:style-name="gr27" draw:text-style-name="P1" draw:layer="layout" draw:type="curve" svg:x1="10.203cm" svg:y1="12cm" svg:x2="9.818cm" svg:y2="13.282cm" draw:start-shape="id230" draw:start-glue-point="8" draw:end-shape="id229" draw:end-glue-point="1" svg:d="m10203 12000c0 775 58 646 148 772s217 510-533 510">
          <text:p/>
        </draw:connector>
        <draw:custom-shape draw:style-name="gr11" draw:text-style-name="P1" xml:id="id181" draw:id="id181" draw:layer="layout" svg:width="0.5cm" svg:height="0.5cm" svg:x="7.05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9" draw:id="id179" draw:layer="layout" svg:width="0.5cm" svg:height="0.5cm" svg:x="9.95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0.9cm" svg:x2="12.132cm" svg:y2="14.55cm" draw:start-shape="id216" draw:start-glue-point="2" draw:end-shape="id218" draw:end-glue-point="4" svg:d="m12132 10900v3650">
          <text:p/>
        </draw:connector>
        <draw:connector draw:style-name="gr25" draw:text-style-name="P1" draw:layer="layout" draw:type="line" svg:x1="7.302cm" svg:y1="17.5cm" svg:x2="7.302cm" svg:y2="22.15cm" draw:start-shape="id231" draw:start-glue-point="8" draw:end-shape="id232" draw:end-glue-point="4" svg:d="m7302 17500v4650">
          <text:p/>
        </draw:connector>
        <draw:line draw:style-name="gr1" draw:text-style-name="P1" draw:layer="layout" svg:x1="13.5cm" svg:y1="18cm" svg:x2="15cm" svg:y2="18cm">
          <text:p/>
        </draw:line>
        <draw:line draw:style-name="gr1" draw:text-style-name="P1" draw:layer="layout" svg:x1="13.5cm" svg:y1="22.4cm" svg:x2="15cm" svg:y2="22.4cm">
          <text:p/>
        </draw:line>
        <draw:line draw:style-name="gr1" draw:text-style-name="P1" draw:layer="layout" svg:x1="4.8cm" svg:y1="22.4cm" svg:x2="12.868cm" svg:y2="22.4cm">
          <text:p/>
        </draw:line>
        <draw:line draw:style-name="gr1" draw:text-style-name="P1" draw:layer="layout" svg:x1="4.8cm" svg:y1="18cm" svg:x2="12.201cm" svg:y2="18cm">
          <text:p/>
        </draw:line>
        <draw:frame draw:style-name="gr3" draw:layer="layout" svg:width="8.931cm" svg:height="0.963cm" svg:x="1.868cm" svg:y="16cm">
          <draw:text-box>
            <text:p>ys = buffer(xs, size, time, unit)</text:p>
          </draw:text-box>
        </draw:frame>
        <draw:frame draw:style-name="gr2" draw:layer="layout" svg:width="1.133cm" svg:height="0.963cm" svg:x="2.3cm" svg:y="17.5cm">
          <draw:text-box>
            <text:p>xs</text:p>
          </draw:text-box>
        </draw:frame>
        <draw:frame draw:style-name="gr3" draw:layer="layout" svg:width="1.129cm" svg:height="0.963cm" svg:x="2.3cm" svg:y="21.919cm">
          <draw:text-box>
            <text:p>ys</text:p>
          </draw:text-box>
        </draw:frame>
        <draw:custom-shape draw:style-name="gr4" draw:text-style-name="P1" xml:id="id235" draw:id="id235" draw:layer="layout" svg:width="0.5cm" svg:height="0.5cm" svg:x="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33" draw:id="id233" draw:layer="layout" svg:width="0.5cm" svg:height="1cm" svg:x="14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34" draw:id="id234" draw:layer="layout" svg:width="0.5cm" svg:height="1cm" svg:x="14cm" svg:y="21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8.5cm" svg:x2="14.25cm" svg:y2="21.9cm" draw:start-shape="id233" draw:start-glue-point="2" draw:end-shape="id234" draw:end-glue-point="0" svg:d="m14250 18500v3400">
          <text:p/>
        </draw:connector>
        <draw:line draw:style-name="gr7" draw:text-style-name="P1" xml:id="id237" draw:id="id237" draw:layer="layout" svg:x1="12.132cm" svg:y1="17.5cm" svg:x2="12.132cm" svg:y2="18.5cm">
          <text:p/>
        </draw:line>
        <draw:line draw:style-name="gr7" draw:text-style-name="P1" draw:layer="layout" svg:x1="12.8cm" svg:y1="21.9cm" svg:x2="12.8cm" svg:y2="22.9cm">
          <text:p/>
        </draw:line>
        <draw:frame draw:style-name="gr2" draw:layer="layout" svg:width="2.111cm" svg:height="0.963cm" svg:x="2.301cm" svg:y="20.401cm">
          <draw:text-box>
            <text:p>buffer</text:p>
          </draw:text-box>
        </draw:frame>
        <draw:custom-shape draw:style-name="gr4" draw:text-style-name="P1" xml:id="id240" draw:id="id240" draw:layer="layout" svg:width="0.5cm" svg:height="0.5cm" svg:x="6.401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4" draw:id="id244" draw:layer="layout" svg:width="0.5cm" svg:height="0.5cm" svg:x="8.50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2" draw:id="id242" draw:layer="layout" svg:width="0.5cm" svg:height="0.5cm" svg:x="7.802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9.228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055cm" svg:height="0.5cm" svg:x="7.763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47" draw:id="id247" draw:layer="layout" svg:width="1.536cm" svg:height="0.5cm" svg:x="4.964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38" draw:id="id238" draw:layer="layout" svg:width="0.436cm" svg:height="0.5cm" svg:x="10.564cm" svg:y="20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6" draw:id="id236" draw:layer="layout" svg:width="0.5cm" svg:height="0.5cm" svg:x="5.001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1" draw:id="id241" draw:layer="layout" svg:width="0.5cm" svg:height="0.5cm" svg:x="5.602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5" draw:id="id245" draw:layer="layout" svg:width="0.5cm" svg:height="0.5cm" svg:x="8.506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3" draw:id="id243" draw:layer="layout" svg:width="0.5cm" svg:height="0.5cm" svg:x="7.803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8" draw:id="id248" draw:layer="layout" svg:width="0.5cm" svg:height="0.5cm" svg:x="9.228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32" draw:id="id232" draw:layer="layout" svg:width="0.5cm" svg:height="0.5cm" svg:x="7.05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49" draw:id="id249" draw:layer="layout" svg:width="0.5cm" svg:height="0.5cm" svg:x="9.228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39" draw:id="id239" draw:layer="layout" svg:width="0.5cm" svg:height="0.5cm" svg:x="11.88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8.25cm" svg:x2="5.251cm" svg:y2="20.632cm" draw:start-shape="id235" draw:start-glue-point="6" draw:end-shape="id236" draw:end-glue-point="4" svg:d="m5250 18250 1 2382">
          <text:p/>
        </draw:connector>
        <draw:connector draw:style-name="gr27" draw:text-style-name="P1" draw:layer="layout" draw:type="curve" svg:x1="12.132cm" svg:y1="18.5cm" svg:x2="11cm" svg:y2="20.882cm" draw:start-shape="id237" draw:start-glue-point="2" draw:end-shape="id238" draw:end-glue-point="1" svg:d="m12132 18500c-922 0-357 2382-1132 2382">
          <text:p/>
        </draw:connector>
        <draw:connector draw:style-name="gr27" draw:text-style-name="P1" draw:layer="layout" draw:type="curve" svg:x1="11cm" svg:y1="20.882cm" svg:x2="12.132cm" svg:y2="22.15cm" draw:start-shape="id238" draw:start-glue-point="1" draw:end-shape="id239" draw:end-glue-point="4" svg:d="m11000 20882c755 0 1132 422 1132 1268">
          <text:p/>
        </draw:connector>
        <draw:connector draw:style-name="gr27" draw:text-style-name="P1" draw:layer="layout" draw:type="line" svg:x1="6.651cm" svg:y1="18.25cm" svg:x2="5.852cm" svg:y2="20.632cm" draw:start-shape="id240" draw:start-glue-point="6" draw:end-shape="id241" draw:end-glue-point="4" svg:d="m6651 18250-799 2382">
          <text:p/>
        </draw:connector>
        <draw:connector draw:style-name="gr27" draw:text-style-name="P1" draw:layer="layout" draw:type="line" svg:x1="8.052cm" svg:y1="18.25cm" svg:x2="8.053cm" svg:y2="20.632cm" draw:start-shape="id242" draw:start-glue-point="6" draw:end-shape="id243" draw:end-glue-point="4" svg:d="m8052 18250 1 2382">
          <text:p/>
        </draw:connector>
        <draw:connector draw:style-name="gr27" draw:text-style-name="P1" draw:layer="layout" draw:type="line" svg:x1="8.755cm" svg:y1="18.25cm" svg:x2="8.756cm" svg:y2="20.632cm" draw:start-shape="id244" draw:start-glue-point="6" draw:end-shape="id245" draw:end-glue-point="4" svg:d="m8755 18250 1 2382">
          <text:p/>
        </draw:connector>
        <draw:connector draw:style-name="gr27" draw:text-style-name="P1" draw:layer="layout" draw:type="line" svg:x1="9.503cm" svg:y1="18.25cm" svg:x2="9.504cm" svg:y2="20.632cm" svg:d="m9503 18250 1 2382">
          <text:p/>
        </draw:connector>
        <draw:frame draw:style-name="gr2" draw:layer="layout" svg:width="1.912cm" svg:height="0.963cm" svg:x="2.301cm" svg:y="18.801cm">
          <draw:text-box>
            <text:p>timer</text:p>
          </draw:text-box>
        </draw:frame>
        <draw:line draw:style-name="gr1" draw:text-style-name="P1" draw:layer="layout" svg:x1="4.801cm" svg:y1="19.4cm" svg:x2="12.202cm" svg:y2="19.4cm">
          <text:p/>
        </draw:line>
        <draw:custom-shape draw:style-name="gr11" draw:text-style-name="P1" xml:id="id246" draw:id="id246" draw:layer="layout" svg:width="0.5cm" svg:height="0.5cm" svg:x="7.05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9.6cm" svg:x2="6.5cm" svg:y2="20.882cm" draw:start-shape="id246" draw:start-glue-point="8" draw:end-shape="id247" draw:end-glue-point="1" svg:d="m7302 19600c0 855-267 1282-802 1282">
          <text:p/>
        </draw:connector>
        <draw:connector draw:style-name="gr27" draw:text-style-name="P1" draw:layer="layout" draw:type="curve" svg:x1="6.5cm" svg:y1="20.882cm" svg:x2="7.302cm" svg:y2="22.15cm" draw:start-shape="id247" draw:start-glue-point="1" draw:end-shape="id232" draw:end-glue-point="4" svg:d="m6500 20882c535 0 802 422 802 1268">
          <text:p/>
        </draw:connector>
        <draw:custom-shape draw:style-name="gr11" draw:text-style-name="P1" xml:id="id231" draw:id="id231" draw:layer="layout" svg:width="0.5cm" svg:height="0.5cm" svg:x="7.05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8.5cm" svg:x2="12.132cm" svg:y2="22.15cm" draw:start-shape="id237" draw:start-glue-point="2" draw:end-shape="id239" draw:end-glue-point="4" svg:d="m12132 18500v3650">
          <text:p/>
        </draw:connector>
        <draw:connector draw:style-name="gr6" draw:text-style-name="P1" draw:layer="layout" draw:type="line" svg:x1="9.478cm" svg:y1="21.132cm" svg:x2="9.478cm" svg:y2="22.15cm" draw:start-shape="id248" draw:start-glue-point="6" draw:end-shape="id249" draw:end-glue-point="4" svg:d="m9478 21132v1018">
          <text:p/>
        </draw:connector>
      </draw:page>
      <draw:page draw:name="page6" draw:style-name="dp1" draw:master-page-name="Alapértelmezett">
        <draw:line draw:style-name="gr1" draw:text-style-name="P1" xml:id="id264" draw:id="id264" draw:layer="layout" svg:x1="6.66cm" svg:y1="4.696cm" svg:x2="11.458cm" svg:y2="4.696cm">
          <text:p/>
        </draw:line>
        <draw:line draw:style-name="gr1" draw:text-style-name="P1" draw:layer="layout" svg:x1="3.72cm" svg:y1="3.2cm" svg:x2="6.52cm" svg:y2="3.2cm">
          <text:p/>
        </draw:line>
        <draw:line draw:style-name="gr1" draw:text-style-name="P1" draw:layer="layout" svg:x1="12.252cm" svg:y1="3.2cm" svg:x2="13.752cm" svg:y2="3.2cm">
          <text:p/>
        </draw:line>
        <draw:line draw:style-name="gr1" draw:text-style-name="P1" draw:layer="layout" svg:x1="12.252cm" svg:y1="6.517cm" svg:x2="13.752cm" svg:y2="6.517cm">
          <text:p/>
        </draw:line>
        <draw:frame draw:style-name="gr2" draw:layer="layout" svg:width="1.133cm" svg:height="0.963cm" svg:x="1.952cm" svg:y="2.7cm">
          <draw:text-box>
            <text:p>xs</text:p>
          </draw:text-box>
        </draw:frame>
        <draw:frame draw:style-name="gr3" draw:layer="layout" svg:width="1.137cm" svg:height="0.963cm" svg:x="1.952cm" svg:y="6.036cm">
          <draw:text-box>
            <text:p>zs</text:p>
          </draw:text-box>
        </draw:frame>
        <draw:frame draw:style-name="gr3" draw:layer="layout" svg:width="1.129cm" svg:height="0.963cm" svg:x="1.952cm" svg:y="4.215cm">
          <draw:text-box>
            <text:p>ys</text:p>
          </draw:text-box>
        </draw:frame>
        <draw:custom-shape draw:style-name="gr8" draw:text-style-name="P1" xml:id="id250" draw:id="id250" draw:layer="layout" svg:width="0.5cm" svg:height="1cm" svg:x="12.752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51" draw:id="id251" draw:layer="layout" svg:width="0.5cm" svg:height="1cm" svg:x="12.752cm" svg:y="6.0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002cm" svg:y1="3.7cm" svg:x2="13.002cm" svg:y2="6.017cm" draw:start-shape="id250" draw:start-glue-point="2" draw:end-shape="id251" draw:end-glue-point="0" svg:d="m13002 3700v2317">
          <text:p/>
        </draw:connector>
        <draw:line draw:style-name="gr7" draw:text-style-name="P1" xml:id="id263" draw:id="id263" draw:layer="layout" svg:x1="6.641cm" svg:y1="2.7cm" svg:x2="6.641cm" svg:y2="3.7cm">
          <text:p/>
        </draw:line>
        <draw:custom-shape draw:style-name="gr4" draw:text-style-name="P1" xml:id="id252" draw:id="id252" draw:layer="layout" svg:width="0.5cm" svg:height="0.5cm" svg:x="5.2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52cm" svg:y1="3.45cm" svg:x2="5.452cm" svg:y2="6.267cm" draw:start-shape="id252" draw:start-glue-point="6" draw:end-shape="id253" draw:end-glue-point="4" svg:d="m5452 3450v2817">
          <text:p/>
        </draw:connector>
        <draw:custom-shape draw:style-name="gr4" draw:text-style-name="P1" xml:id="id254" draw:id="id254" draw:layer="layout" svg:width="0.5cm" svg:height="0.5cm" svg:x="3.9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52cm" svg:y1="3.45cm" svg:x2="4.152cm" svg:y2="6.267cm" draw:start-shape="id254" draw:start-glue-point="6" draw:end-shape="id255" draw:end-glue-point="4" svg:d="m4152 3450v2817">
          <text:p/>
        </draw:connector>
        <draw:frame draw:style-name="gr3" draw:layer="layout" svg:width="5.768cm" svg:height="0.963cm" svg:x="1.5cm" svg:y="1.5cm">
          <draw:text-box>
            <text:p>zs = concat(xs, ys)</text:p>
          </draw:text-box>
        </draw:frame>
        <draw:line draw:style-name="gr1" draw:text-style-name="P1" draw:layer="layout" svg:x1="3.721cm" svg:y1="6.517cm" svg:x2="11.524cm" svg:y2="6.517cm">
          <text:p/>
        </draw:line>
        <draw:line draw:style-name="gr7" draw:text-style-name="P1" draw:layer="layout" svg:x1="11.501cm" svg:y1="4.396cm" svg:x2="11.501cm" svg:y2="5.396cm">
          <text:p/>
        </draw:line>
        <draw:custom-shape draw:style-name="gr4" draw:text-style-name="P1" xml:id="id253" draw:id="id253" draw:layer="layout" svg:width="0.5cm" svg:height="0.5cm" svg:x="5.2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5" draw:id="id255" draw:layer="layout" svg:width="0.5cm" svg:height="0.5cm" svg:x="3.9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3.724cm" svg:y1="6.017cm" svg:x2="13.724cm" svg:y2="7.017cm">
          <text:p/>
        </draw:line>
        <draw:custom-shape draw:style-name="gr4" draw:text-style-name="P1" xml:id="id258" draw:id="id258" draw:layer="layout" svg:width="0.5cm" svg:height="0.5cm" svg:x="8.3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6" draw:id="id256" draw:layer="layout" svg:width="0.5cm" svg:height="0.5cm" svg:x="7.0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0" draw:id="id260" draw:layer="layout" svg:width="0.5cm" svg:height="0.5cm" svg:x="9.9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262" draw:id="id262" draw:layer="layout" svg:x1="11.5cm" svg:y1="6.017cm" svg:x2="11.5cm" svg:y2="7.017cm">
          <text:p/>
        </draw:line>
        <draw:custom-shape draw:style-name="gr4" draw:text-style-name="P1" xml:id="id259" draw:id="id259" draw:layer="layout" svg:width="0.5cm" svg:height="0.5cm" svg:x="8.3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7" draw:id="id257" draw:layer="layout" svg:width="0.5cm" svg:height="0.5cm" svg:x="7.0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1" draw:id="id261" draw:layer="layout" svg:width="0.5cm" svg:height="0.5cm" svg:x="9.9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7.336cm" svg:y1="4.946cm" svg:x2="7.336cm" svg:y2="6.267cm" draw:start-shape="id256" draw:start-glue-point="6" draw:end-shape="id257" draw:end-glue-point="4" svg:d="m7336 4946v1321">
          <text:p/>
        </draw:connector>
        <draw:connector draw:style-name="gr6" draw:text-style-name="P1" draw:layer="layout" draw:type="line" svg:x1="8.636cm" svg:y1="4.946cm" svg:x2="8.636cm" svg:y2="6.267cm" draw:start-shape="id258" draw:start-glue-point="6" draw:end-shape="id259" draw:end-glue-point="4" svg:d="m8636 4946v1321">
          <text:p/>
        </draw:connector>
        <draw:connector draw:style-name="gr6" draw:text-style-name="P1" draw:layer="layout" draw:type="line" svg:x1="10.236cm" svg:y1="4.946cm" svg:x2="10.236cm" svg:y2="6.267cm" draw:start-shape="id260" draw:start-glue-point="6" draw:end-shape="id261" draw:end-glue-point="4" svg:d="m10236 4946v1321">
          <text:p/>
        </draw:connector>
        <draw:connector draw:style-name="gr6" draw:text-style-name="P1" draw:layer="layout" draw:type="line" svg:x1="11.501cm" svg:y1="5.296cm" svg:x2="11.5cm" svg:y2="6.017cm" draw:end-shape="id262" draw:end-glue-point="0" svg:d="m11501 5296-1 721">
          <text:p/>
        </draw:connector>
        <draw:connector draw:style-name="gr6" draw:text-style-name="P1" draw:layer="layout" draw:type="line" svg:x1="6.641cm" svg:y1="3.7cm" svg:x2="6.66cm" svg:y2="4.696cm" draw:start-shape="id263" draw:start-glue-point="2" draw:end-shape="id264" draw:end-glue-point="3" svg:d="m6641 3700 19 996">
          <text:p/>
        </draw:connector>
        <draw:line draw:style-name="gr1" draw:text-style-name="P1" draw:layer="layout" svg:x1="10.468cm" svg:y1="14.301cm" svg:x2="15.468cm" svg:y2="14.301cm">
          <text:p/>
        </draw:line>
        <draw:line draw:style-name="gr1" draw:text-style-name="P1" draw:layer="layout" svg:x1="10.468cm" svg:y1="9.701cm" svg:x2="14.6cm" svg:y2="9.701cm">
          <text:p/>
        </draw:line>
        <draw:line draw:style-name="gr1" draw:text-style-name="P1" draw:layer="layout" svg:x1="15.9cm" svg:y1="9.701cm" svg:x2="17.4cm" svg:y2="9.701cm">
          <text:p/>
        </draw:line>
        <draw:line draw:style-name="gr1" draw:text-style-name="P1" draw:layer="layout" svg:x1="15.9cm" svg:y1="14.301cm" svg:x2="17.4cm" svg:y2="14.301cm">
          <text:p/>
        </draw:line>
        <draw:frame draw:style-name="gr2" draw:layer="layout" svg:width="1.133cm" svg:height="0.963cm" svg:x="2cm" svg:y="9.201cm">
          <draw:text-box>
            <text:p>xs</text:p>
          </draw:text-box>
        </draw:frame>
        <draw:frame draw:style-name="gr3" draw:layer="layout" svg:width="1.129cm" svg:height="0.963cm" svg:x="2cm" svg:y="13.82cm">
          <draw:text-box>
            <text:p>ys</text:p>
          </draw:text-box>
        </draw:frame>
        <draw:custom-shape draw:style-name="gr4" draw:text-style-name="P1" xml:id="id265" draw:id="id265" draw:layer="layout" svg:width="0.5cm" svg:height="0.5cm" svg:x="13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2.101cm">
          <draw:text-box>
            <text:p>==</text:p>
          </draw:text-box>
        </draw:frame>
        <draw:custom-shape draw:style-name="gr5" draw:text-style-name="P1" xml:id="id266" draw:id="id266" draw:layer="layout" svg:width="1cm" svg:height="1cm" svg:x="12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4cm" svg:y1="9.951cm" svg:x2="13.4cm" svg:y2="12.101cm" draw:start-shape="id265" draw:start-glue-point="6" draw:end-shape="id266" draw:end-glue-point="4" svg:d="m13400 9951v2150">
          <text:p/>
        </draw:connector>
        <draw:custom-shape draw:style-name="gr8" draw:text-style-name="P1" xml:id="id267" draw:id="id267" draw:layer="layout" svg:width="0.5cm" svg:height="1cm" svg:x="16.4cm" svg:y="9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68" draw:id="id268" draw:layer="layout" svg:width="0.5cm" svg:height="1cm" svg:x="16.4cm" svg:y="1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65cm" svg:y1="10.201cm" svg:x2="16.65cm" svg:y2="13.801cm" draw:start-shape="id267" draw:start-glue-point="2" draw:end-shape="id268" draw:end-glue-point="0" svg:d="m16650 10201v3600">
          <text:p/>
        </draw:connector>
        <draw:line draw:style-name="gr7" draw:text-style-name="P1" xml:id="id271" draw:id="id271" draw:layer="layout" svg:x1="14.671cm" svg:y1="9.201cm" svg:x2="14.671cm" svg:y2="10.201cm">
          <text:p/>
        </draw:line>
        <draw:line draw:style-name="gr7" draw:text-style-name="P1" draw:layer="layout" svg:x1="15.4cm" svg:y1="13.801cm" svg:x2="15.4cm" svg:y2="14.801cm">
          <text:p/>
        </draw:line>
        <draw:custom-shape draw:style-name="gr4" draw:text-style-name="P1" xml:id="id269" draw:id="id269" draw:layer="layout" svg:width="0.5cm" svg:height="0.5cm" svg:x="11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0" draw:id="id270" draw:layer="layout" svg:width="1cm" svg:height="1cm" svg:x="10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4cm" svg:y1="9.951cm" svg:x2="11.4cm" svg:y2="12.101cm" draw:start-shape="id269" draw:start-glue-point="6" draw:end-shape="id270" draw:end-glue-point="4" svg:d="m11400 9951v2150">
          <text:p/>
        </draw:connector>
        <draw:custom-shape draw:style-name="gr10" draw:text-style-name="P1" xml:id="id272" draw:id="id272" draw:layer="layout" svg:width="0.5cm" svg:height="0.5cm" svg:x="14.421cm" svg:y="13.9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84cm" svg:height="0.963cm" svg:x="13.874cm" svg:y="14.901cm">
          <draw:text-box>
            <text:p>false</text:p>
          </draw:text-box>
        </draw:frame>
        <draw:connector draw:style-name="gr23" draw:text-style-name="P1" draw:layer="layout" draw:type="line" svg:x1="14.671cm" svg:y1="10.201cm" svg:x2="14.671cm" svg:y2="13.951cm" draw:start-shape="id271" draw:start-glue-point="2" draw:end-shape="id272" draw:end-glue-point="4" svg:d="m14671 10201v3750">
          <text:p/>
        </draw:connector>
        <draw:frame draw:style-name="gr3" draw:layer="layout" svg:width="8.02cm" svg:height="0.963cm" svg:x="1.548cm" svg:y="8.001cm">
          <draw:text-box>
            <text:p>ys = contains(xs, constant)</text:p>
          </draw:text-box>
        </draw:frame>
        <draw:frame draw:style-name="gr2" draw:layer="layout" svg:width="2.898cm" svg:height="0.963cm" svg:x="2.001cm" svg:y="10.402cm">
          <draw:text-box>
            <text:p>constant</text:p>
          </draw:text-box>
        </draw:frame>
        <draw:custom-shape draw:style-name="gr4" draw:text-style-name="P1" xml:id="id273" draw:id="id273" draw:layer="layout" svg:width="0.5cm" svg:height="0.5cm" svg:x="10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4" draw:id="id274" draw:layer="layout" svg:width="0.5cm" svg:height="0.5cm" svg:x="12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10.5cm" svg:y1="11.151cm" svg:x2="10.9cm" svg:y2="12.601cm" draw:start-shape="id273" draw:start-glue-point="6" draw:end-shape="id270" svg:d="m10500 11151c0 967 133 1450 400 1450">
          <text:p/>
        </draw:connector>
        <draw:connector draw:style-name="gr6" draw:text-style-name="P1" draw:layer="layout" draw:type="curve" svg:x1="12.5cm" svg:y1="11.151cm" svg:x2="12.9cm" svg:y2="12.601cm" draw:start-shape="id274" draw:start-glue-point="6" draw:end-shape="id266" draw:end-glue-point="5" svg:d="m12500 11151c0 967 133 1450 400 1450">
          <text:p/>
        </draw:connector>
        <draw:line draw:style-name="gr1" draw:text-style-name="P1" draw:layer="layout" svg:x1="5.068cm" svg:y1="14.302cm" svg:x2="8.8cm" svg:y2="14.302cm">
          <text:p/>
        </draw:line>
        <draw:line draw:style-name="gr1" draw:text-style-name="P1" draw:layer="layout" svg:x1="5.068cm" svg:y1="9.702cm" svg:x2="9.726cm" svg:y2="9.702cm">
          <text:p/>
        </draw:line>
        <draw:custom-shape draw:style-name="gr4" draw:text-style-name="P1" xml:id="id275" draw:id="id275" draw:layer="layout" svg:width="0.5cm" svg:height="0.5cm" svg:x="7.8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6" draw:id="id276" draw:layer="layout" svg:width="1cm" svg:height="1cm" svg:x="7.571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.071cm" svg:y1="9.952cm" svg:x2="8.071cm" svg:y2="12.102cm" draw:start-shape="id275" draw:start-glue-point="6" draw:end-shape="id276" draw:end-glue-point="4" svg:d="m8071 9952v2150">
          <text:p/>
        </draw:connector>
        <draw:line draw:style-name="gr7" draw:text-style-name="P1" draw:layer="layout" svg:x1="8.8cm" svg:y1="13.802cm" svg:x2="8.8cm" svg:y2="14.802cm">
          <text:p/>
        </draw:line>
        <draw:custom-shape draw:style-name="gr4" draw:text-style-name="P1" xml:id="id277" draw:id="id277" draw:layer="layout" svg:width="0.5cm" svg:height="0.5cm" svg:x="5.75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8" draw:id="id278" draw:layer="layout" svg:width="1cm" svg:height="1cm" svg:x="5.5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cm" svg:y1="9.952cm" svg:x2="6cm" svg:y2="12.102cm" draw:start-shape="id277" draw:start-glue-point="6" draw:end-shape="id278" draw:end-glue-point="4" svg:d="m6000 9952v2150">
          <text:p/>
        </draw:connector>
        <draw:custom-shape draw:style-name="gr10" draw:text-style-name="P1" xml:id="id281" draw:id="id281" draw:layer="layout" svg:width="0.5cm" svg:height="0.5cm" svg:x="7.821cm" svg:y="13.95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594cm" svg:height="0.963cm" svg:x="7.274cm" svg:y="14.902cm">
          <draw:text-box>
            <text:p>true</text:p>
          </draw:text-box>
        </draw:frame>
        <draw:custom-shape draw:style-name="gr4" draw:text-style-name="P1" xml:id="id279" draw:id="id279" draw:layer="layout" svg:width="0.5cm" svg:height="0.5cm" svg:x="4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0" draw:id="id280" draw:layer="layout" svg:width="0.5cm" svg:height="0.5cm" svg:x="6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5.1cm" svg:y1="11.152cm" svg:x2="5.5cm" svg:y2="12.602cm" draw:start-shape="id279" draw:start-glue-point="6" draw:end-shape="id278" svg:d="m5100 11152c0 967 133 1450 400 1450">
          <text:p/>
        </draw:connector>
        <draw:connector draw:style-name="gr6" draw:text-style-name="P1" draw:layer="layout" draw:type="curve" svg:x1="7.1cm" svg:y1="11.152cm" svg:x2="7.571cm" svg:y2="12.602cm" draw:start-shape="id280" draw:start-glue-point="6" draw:end-shape="id276" draw:end-glue-point="5" svg:d="m7100 11152c0 967 157 1450 471 1450">
          <text:p/>
        </draw:connector>
        <draw:custom-shape draw:style-name="gr4" draw:text-style-name="P1" draw:layer="layout" svg:width="0.5cm" svg:height="0.5cm" svg:x="9.0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8.071cm" svg:y1="13.102cm" svg:x2="8.071cm" svg:y2="13.952cm" draw:start-shape="id276" draw:start-glue-point="6" draw:end-shape="id281" draw:end-glue-point="4" svg:d="m8071 13102v850">
          <text:p/>
        </draw:connector>
        <draw:line draw:style-name="gr1" draw:text-style-name="P1" draw:layer="layout" svg:x1="12.432cm" svg:y1="18.5cm" svg:x2="13.932cm" svg:y2="18.5cm">
          <text:p/>
        </draw:line>
        <draw:line draw:style-name="gr1" draw:text-style-name="P1" draw:layer="layout" svg:x1="12.432cm" svg:y1="23.5cm" svg:x2="13.932cm" svg:y2="23.5cm">
          <text:p/>
        </draw:line>
        <draw:line draw:style-name="gr1" draw:text-style-name="P1" draw:layer="layout" svg:x1="4.432cm" svg:y1="23.5cm" svg:x2="11.532cm" svg:y2="23.5cm">
          <text:p/>
        </draw:line>
        <draw:line draw:style-name="gr1" draw:text-style-name="P1" draw:layer="layout" svg:x1="4.432cm" svg:y1="18.5cm" svg:x2="10.733cm" svg:y2="18.5cm">
          <text:p/>
        </draw:line>
        <draw:frame draw:style-name="gr3" draw:layer="layout" svg:width="4.46cm" svg:height="0.963cm" svg:x="1.5cm" svg:y="16.5cm">
          <draw:text-box>
            <text:p>ys = count(xs)</text:p>
          </draw:text-box>
        </draw:frame>
        <draw:frame draw:style-name="gr2" draw:layer="layout" svg:width="1.133cm" svg:height="0.963cm" svg:x="1.932cm" svg:y="18cm">
          <draw:text-box>
            <text:p>xs</text:p>
          </draw:text-box>
        </draw:frame>
        <draw:frame draw:style-name="gr3" draw:layer="layout" svg:width="1.129cm" svg:height="0.963cm" svg:x="1.932cm" svg:y="23.019cm">
          <draw:text-box>
            <text:p>ys</text:p>
          </draw:text-box>
        </draw:frame>
        <draw:custom-shape draw:style-name="gr4" draw:text-style-name="P1" xml:id="id282" draw:id="id282" draw:layer="layout" svg:width="0.5cm" svg:height="0.5cm" svg:x="6.6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4" draw:id="id284" draw:layer="layout" svg:width="0.5cm" svg:height="0.5cm" svg:x="9.2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9.537cm">
          <draw:text-box>
            <text:p>++</text:p>
          </draw:text-box>
        </draw:frame>
        <draw:custom-shape draw:style-name="gr5" draw:text-style-name="P1" xml:id="id283" draw:id="id283" draw:layer="layout" svg:width="1cm" svg:height="1cm" svg:x="6.4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85" draw:id="id285" draw:layer="layout" svg:width="1cm" svg:height="1cm" svg:x="9.0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932cm" svg:y1="18.75cm" svg:x2="6.932cm" svg:y2="19.6cm" draw:start-shape="id282" draw:start-glue-point="6" draw:end-shape="id283" draw:end-glue-point="4" svg:d="m6932 18750v850">
          <text:p/>
        </draw:connector>
        <draw:connector draw:style-name="gr6" draw:text-style-name="P1" draw:layer="layout" draw:type="line" svg:x1="9.532cm" svg:y1="18.75cm" svg:x2="9.532cm" svg:y2="19.6cm" draw:start-shape="id284" draw:start-glue-point="6" draw:end-shape="id285" draw:end-glue-point="4" svg:d="m9532 18750v850">
          <text:p/>
        </draw:connector>
        <draw:custom-shape draw:style-name="gr8" draw:text-style-name="P1" xml:id="id286" draw:id="id286" draw:layer="layout" svg:width="0.5cm" svg:height="1cm" svg:x="12.932cm" svg:y="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87" draw:id="id287" draw:layer="layout" svg:width="0.5cm" svg:height="1cm" svg:x="12.932cm" svg:y="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182cm" svg:y1="19cm" svg:x2="13.182cm" svg:y2="23cm" draw:start-shape="id286" draw:start-glue-point="2" draw:end-shape="id287" draw:end-glue-point="0" svg:d="m13182 19000v4000">
          <text:p/>
        </draw:connector>
        <draw:line draw:style-name="gr7" draw:text-style-name="P1" xml:id="id290" draw:id="id290" draw:layer="layout" svg:x1="10.733cm" svg:y1="18cm" svg:x2="10.733cm" svg:y2="19cm">
          <text:p/>
        </draw:line>
        <draw:line draw:style-name="gr7" draw:text-style-name="P1" draw:layer="layout" svg:x1="11.532cm" svg:y1="23cm" svg:x2="11.532cm" svg:y2="24cm">
          <text:p/>
        </draw:line>
        <draw:frame draw:style-name="gr3" draw:layer="layout" svg:width="1.912cm" svg:height="0.963cm" svg:x="1.932cm" svg:y="21.1cm">
          <draw:text-box>
            <text:p>temp</text:p>
          </draw:text-box>
        </draw:frame>
        <draw:connector draw:style-name="gr23" draw:text-style-name="P1" draw:layer="layout" svg:x1="8.175cm" svg:y1="21.581cm" svg:x2="9.532cm" svg:y2="20.6cm" draw:start-shape="id288" draw:start-glue-point="9" draw:end-shape="id285" draw:end-glue-point="6" svg:d="m8175 21581h1357v-981">
          <text:p/>
        </draw:connector>
        <draw:connector draw:style-name="gr23" draw:text-style-name="P1" draw:layer="layout" svg:x1="7.432cm" svg:y1="20.1cm" svg:x2="8.05cm" svg:y2="21.331cm" draw:start-shape="id283" draw:start-glue-point="7" draw:end-shape="id288" draw:end-glue-point="4" svg:d="m7432 20100h618v1231">
          <text:p/>
        </draw:connector>
        <draw:connector draw:style-name="gr23" draw:text-style-name="P1" draw:layer="layout" svg:x1="10.032cm" svg:y1="20.1cm" svg:x2="10.733cm" svg:y2="21.331cm" draw:start-shape="id285" draw:start-glue-point="7" draw:end-shape="id289" draw:end-glue-point="4" svg:d="m10032 20100h701v1231">
          <text:p/>
        </draw:connector>
        <draw:connector draw:style-name="gr23" draw:text-style-name="P1" draw:layer="layout" draw:type="curve" svg:x1="10.733cm" svg:y1="19cm" svg:x2="10.858cm" svg:y2="21.581cm" draw:start-shape="id290" draw:start-glue-point="2" draw:end-shape="id289" draw:end-glue-point="9" svg:d="m10733 19000c1128 0 1065 2581 125 2581">
          <text:p/>
        </draw:connector>
        <draw:custom-shape draw:style-name="gr10" draw:text-style-name="P1" xml:id="id288" draw:id="id288" draw:layer="layout" svg:width="0.5cm" svg:height="0.5cm" svg:x="7.8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89" draw:id="id289" draw:layer="layout" svg:width="0.5cm" svg:height="0.5cm" svg:x="10.483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91" draw:id="id291" draw:layer="layout" svg:width="0.5cm" svg:height="0.5cm" svg:x="5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21.581cm" svg:x2="6.932cm" svg:y2="20.6cm" draw:start-shape="id291" draw:start-glue-point="9" draw:end-shape="id283" draw:end-glue-point="6" svg:d="m5375 21581h1557v-981">
          <text:p/>
        </draw:connector>
        <draw:connector draw:style-name="gr23" draw:text-style-name="P1" draw:layer="layout" draw:type="line" svg:x1="10.733cm" svg:y1="21.831cm" svg:x2="10.733cm" svg:y2="23.231cm" draw:start-shape="id289" draw:start-glue-point="7" draw:end-shape="id292" draw:end-glue-point="4" svg:d="m10733 21831v1400">
          <text:p/>
        </draw:connector>
        <draw:frame draw:style-name="gr3" draw:layer="layout" svg:width="1.912cm" svg:height="0.963cm" svg:x="1.932cm" svg:y="21.1cm">
          <draw:text-box>
            <text:p>temp</text:p>
          </draw:text-box>
        </draw:frame>
        <draw:frame draw:style-name="gr3" draw:layer="layout" svg:width="0.853cm" svg:height="0.963cm" svg:x="4.8cm" svg:y="20.237cm">
          <draw:text-box>
            <text:p>0</text:p>
          </draw:text-box>
        </draw:frame>
        <draw:custom-shape draw:style-name="gr10" draw:text-style-name="P1" xml:id="id292" draw:id="id292" draw:layer="layout" svg:width="0.5cm" svg:height="0.5cm" svg:x="10.483cm" svg:y="23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Alapértelmezett">
        <draw:line draw:style-name="gr1" draw:text-style-name="P1" draw:layer="layout" svg:x1="3.5cm" svg:y1="4.501cm" svg:x2="12.8cm" svg:y2="4.501cm">
          <text:p/>
        </draw:line>
        <draw:line draw:style-name="gr1" draw:text-style-name="P1" draw:layer="layout" svg:x1="3.5cm" svg:y1="7.501cm" svg:x2="14.6cm" svg:y2="7.501cm">
          <text:p/>
        </draw:line>
        <draw:frame draw:style-name="gr2" draw:layer="layout" svg:width="1.133cm" svg:height="0.963cm" svg:x="1.5cm" svg:y="4.001cm">
          <draw:text-box>
            <text:p>xs</text:p>
          </draw:text-box>
        </draw:frame>
        <draw:frame draw:style-name="gr3" draw:layer="layout" svg:width="1.129cm" svg:height="0.963cm" svg:x="1.5cm" svg:y="7.02cm">
          <draw:text-box>
            <text:p>ys</text:p>
          </draw:text-box>
        </draw:frame>
        <draw:custom-shape draw:style-name="gr4" draw:text-style-name="P1" xml:id="id293" draw:id="id293" draw:layer="layout" svg:width="0.5cm" svg:height="0.5cm" svg:x="3.784cm" svg:y="4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5" draw:id="id295" draw:layer="layout" svg:width="0.5cm" svg:height="0.5cm" svg:x="6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7" draw:id="id297" draw:layer="layout" svg:width="0.5cm" svg:height="0.5cm" svg:x="8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9" draw:id="id299" draw:layer="layout" svg:width="0.5cm" svg:height="0.5cm" svg:x="10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01cm">
          <draw:text-box>
            <text:p>time</text:p>
          </draw:text-box>
        </draw:frame>
        <draw:line draw:style-name="gr7" draw:text-style-name="P1" xml:id="id303" draw:id="id303" draw:layer="layout" svg:x1="12.8cm" svg:y1="4.001cm" svg:x2="12.8cm" svg:y2="5.001cm">
          <text:p/>
        </draw:line>
        <draw:custom-shape draw:style-name="gr8" draw:text-style-name="P1" xml:id="id301" draw:id="id301" draw:layer="layout" svg:width="0.5cm" svg:height="1cm" svg:x="11.6cm" svg:y="4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text-style-name="P1" draw:layer="layout" svg:x1="3.5cm" svg:y1="5.901cm" svg:x2="15cm" svg:y2="5.901cm">
          <text:p/>
        </draw:line>
        <draw:frame draw:style-name="gr3" draw:layer="layout" svg:width="7.343cm" svg:height="0.963cm" svg:x="2.501cm" svg:y="2.202cm">
          <draw:text-box>
            <text:p>ys = delay(xs, time, unit)</text:p>
          </draw:text-box>
        </draw:frame>
        <draw:custom-shape draw:style-name="gr4" draw:text-style-name="P1" xml:id="id294" draw:id="id294" draw:layer="layout" svg:width="0.5cm" svg:height="0.5cm" svg:x="5.584cm" svg:y="7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6" draw:id="id296" draw:layer="layout" svg:width="0.5cm" svg:height="0.5cm" svg:x="7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8" draw:id="id298" draw:layer="layout" svg:width="0.5cm" svg:height="0.5cm" svg:x="9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0" draw:id="id300" draw:layer="layout" svg:width="0.5cm" svg:height="0.5cm" svg:x="11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04" draw:id="id304" draw:layer="layout" svg:x1="14.6cm" svg:y1="7.001cm" svg:x2="14.6cm" svg:y2="8.001cm">
          <text:p/>
        </draw:line>
        <draw:custom-shape draw:style-name="gr8" draw:text-style-name="P1" xml:id="id302" draw:id="id302" draw:layer="layout" svg:width="0.5cm" svg:height="1cm" svg:x="13.4cm" svg:y="7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4.034cm" svg:y1="4.732cm" svg:x2="5.834cm" svg:y2="7.232cm" draw:start-shape="id293" draw:start-glue-point="6" draw:end-shape="id294" draw:end-glue-point="4" svg:d="m4034 4732 1800 2500">
          <text:p/>
        </draw:connector>
        <draw:connector draw:style-name="gr6" draw:text-style-name="P1" draw:layer="layout" draw:type="line" svg:x1="6.334cm" svg:y1="4.732cm" svg:x2="8.134cm" svg:y2="7.232cm" draw:start-shape="id295" draw:start-glue-point="6" draw:end-shape="id296" draw:end-glue-point="4" svg:d="m6334 4732 1800 2500">
          <text:p/>
        </draw:connector>
        <draw:connector draw:style-name="gr6" draw:text-style-name="P1" draw:layer="layout" draw:type="line" svg:x1="8.334cm" svg:y1="4.732cm" svg:x2="10.134cm" svg:y2="7.232cm" draw:start-shape="id297" draw:start-glue-point="6" draw:end-shape="id298" draw:end-glue-point="4" svg:d="m8334 4732 1800 2500">
          <text:p/>
        </draw:connector>
        <draw:connector draw:style-name="gr6" draw:text-style-name="P1" draw:layer="layout" draw:type="line" svg:x1="10.334cm" svg:y1="4.732cm" svg:x2="12.134cm" svg:y2="7.232cm" draw:start-shape="id299" draw:start-glue-point="6" draw:end-shape="id300" draw:end-glue-point="4" svg:d="m10334 4732 1800 2500">
          <text:p/>
        </draw:connector>
        <draw:connector draw:style-name="gr6" draw:text-style-name="P1" draw:layer="layout" draw:type="line" svg:x1="11.85cm" svg:y1="5.001cm" svg:x2="13.65cm" svg:y2="7.001cm" draw:start-shape="id301" draw:start-glue-point="2" draw:end-shape="id302" draw:end-glue-point="0" svg:d="m11850 5001 1800 2000">
          <text:p/>
        </draw:connector>
        <draw:connector draw:style-name="gr6" draw:text-style-name="P1" draw:layer="layout" draw:type="line" svg:x1="12.8cm" svg:y1="5.001cm" svg:x2="14.6cm" svg:y2="7.001cm" draw:start-shape="id303" draw:start-glue-point="2" draw:end-shape="id304" draw:end-glue-point="0" svg:d="m12800 5001 1800 2000">
          <text:p/>
        </draw:connector>
        <draw:connector draw:style-name="gr28" draw:text-style-name="P1" draw:layer="layout" draw:type="line" svg:x1="6.334cm" svg:y1="4.732cm" svg:x2="6.334cm" svg:y2="5.932cm" draw:start-shape="id295" draw:start-glue-point="6" svg:d="m6334 4732v1200">
          <text:p/>
        </draw:connector>
        <draw:connector draw:style-name="gr28" draw:text-style-name="P1" draw:layer="layout" draw:type="line" svg:x1="8.134cm" svg:y1="7.232cm" svg:x2="8.134cm" svg:y2="5.832cm" draw:start-shape="id296" draw:start-glue-point="4" svg:d="m8134 7232v-1400">
          <text:p/>
        </draw:connector>
        <draw:custom-shape draw:style-name="gr29" draw:text-style-name="P1" draw:layer="layout" svg:width="0.5cm" svg:height="1.8cm" draw:transform="rotate (-1.57079632679579) translate (8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4.034cm" svg:y1="4.732cm" svg:x2="4.034cm" svg:y2="5.932cm" svg:d="m4034 4732v1200">
          <text:p/>
        </draw:connector>
        <draw:connector draw:style-name="gr28" draw:text-style-name="P1" draw:layer="layout" draw:type="line" svg:x1="5.834cm" svg:y1="7.232cm" svg:x2="5.834cm" svg:y2="5.832cm" svg:d="m5834 7232v-1400">
          <text:p/>
        </draw:connector>
        <draw:custom-shape draw:style-name="gr29" draw:text-style-name="P1" draw:layer="layout" svg:width="0.5cm" svg:height="1.8cm" draw:transform="rotate (-1.57079632679579) translate (5.8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8.334cm" svg:y1="4.732cm" svg:x2="8.334cm" svg:y2="5.932cm" svg:d="m8334 4732v1200">
          <text:p/>
        </draw:connector>
        <draw:connector draw:style-name="gr28" draw:text-style-name="P1" draw:layer="layout" draw:type="line" svg:x1="10.134cm" svg:y1="7.232cm" svg:x2="10.134cm" svg:y2="5.832cm" svg:d="m10134 7232v-1400">
          <text:p/>
        </draw:connector>
        <draw:custom-shape draw:style-name="gr29" draw:text-style-name="P1" draw:layer="layout" svg:width="0.5cm" svg:height="1.8cm" draw:transform="rotate (-1.57079632679579) translate (10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0.334cm" svg:y1="4.732cm" svg:x2="10.334cm" svg:y2="5.932cm" svg:d="m10334 4732v1200">
          <text:p/>
        </draw:connector>
        <draw:connector draw:style-name="gr28" draw:text-style-name="P1" draw:layer="layout" draw:type="line" svg:x1="12.134cm" svg:y1="7.232cm" svg:x2="12.134cm" svg:y2="5.832cm" svg:d="m12134 7232v-1400">
          <text:p/>
        </draw:connector>
        <draw:custom-shape draw:style-name="gr29" draw:text-style-name="P1" draw:layer="layout" svg:width="0.5cm" svg:height="1.8cm" draw:transform="rotate (-1.57079632679579) translate (12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2.834cm" svg:y1="4.732cm" svg:x2="12.834cm" svg:y2="5.932cm" svg:d="m12834 4732v1200">
          <text:p/>
        </draw:connector>
        <draw:connector draw:style-name="gr28" draw:text-style-name="P1" draw:layer="layout" draw:type="line" svg:x1="14.634cm" svg:y1="7.232cm" svg:x2="14.634cm" svg:y2="5.832cm" svg:d="m14634 7232v-1400">
          <text:p/>
        </draw:connector>
        <draw:custom-shape draw:style-name="gr29" draw:text-style-name="P1" draw:layer="layout" svg:width="0.5cm" svg:height="1.8cm" draw:transform="rotate (-1.57079632679579) translate (14.6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1.834cm" svg:y1="4.732cm" svg:x2="11.834cm" svg:y2="5.932cm" svg:d="m11834 4732v1200">
          <text:p/>
        </draw:connector>
        <draw:connector draw:style-name="gr28" draw:text-style-name="P1" draw:layer="layout" draw:type="line" svg:x1="13.634cm" svg:y1="7.232cm" svg:x2="13.634cm" svg:y2="5.832cm" svg:d="m13634 7232v-1400">
          <text:p/>
        </draw:connector>
        <draw:custom-shape draw:style-name="gr29" draw:text-style-name="P1" draw:layer="layout" svg:width="0.5cm" svg:height="1.8cm" draw:transform="rotate (1.5707963267946) translate (11.834cm 5.832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9:56:52.77</dc:date>
    <meta:editing-duration>PT8H37M15S</meta:editing-duration>
    <meta:editing-cycles>27</meta:editing-cycles>
    <meta:generator>LibreOffice/3.3$Win32 LibreOffice_project/330m19$Build-6</meta:generator>
    <meta:document-statistic meta:object-count="758"/>
  </office:meta>
</office:document-meta>
</file>